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0">
            <text:p>10</text:p>
          </table:table-cell>
          <table:table-cell table:style-name="ce16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2-12-12_09-24-34_000.jpg</text:p>
          </table:table-cell>
          <table:table-cell table:style-name="ce27" office:value-type="string">
            <text:p>:m :PHOTO 起きた時刻 / 2022</text:p>
          </table:table-cell>
          <table:table-cell table:style-name="ce28"/>
          <table:table-cell table:style-name="ce10"/>
          <table:table-cell table:style-name="ce10"/>
          <table:table-cell table:style-name="ce51" table:formula="of:=IF([.E2]=&quot;&quot;;[.C2];CONCATENATE([.C2];&quot; / &quot;;[.E2]))" office:value-type="string" office:string-value=":m :PHOTO 起きた時刻 / 2022">
            <text:p>:m :PHOTO 起きた時刻 / 2022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7" office:value-type="string">
            <text:p>2022-12-12_03-18-14_000.jpg</text:p>
          </table:table-cell>
          <table:table-cell table:style-name="ce27" office:value-type="string">
            <text:p>:m :PHOTO 寝た時刻 / 2022 / オナニー、未了、duration=2時間ぐらい,other=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3]=&quot;&quot;;[.C3];CONCATENATE([.C3];&quot; / &quot;;[.E3]))" office:value-type="string" office:string-value=":m :PHOTO 寝た時刻 / 2022 / オナニー、未了、duration=2時間ぐらい,other=~">
            <text:p>:m :PHOTO 寝た時刻 / 2022 / オナニー、未了、duration=2時間ぐらい,other=~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8" office:value-type="string">
            <text:p>2022-12-12_09-24-45_000.jpg</text:p>
          </table:table-cell>
          <table:table-cell table:style-name="ce20" office:value-type="string">
            <text:p>:m 記録 / お酒：飲んだ量</text:p>
          </table:table-cell>
          <table:table-cell table:style-name="ce20"/>
          <table:table-cell table:style-name="ce10"/>
          <table:table-cell table:style-name="ce10"/>
          <table:table-cell table:style-name="ce51" table:formula="of:=IF([.E4]=&quot;&quot;;[.C4];CONCATENATE([.C4];&quot; / &quot;;[.E4]))" office:value-type="string" office:string-value=":m 記録 / お酒：飲んだ量">
            <text:p>:m 記録 / お酒：飲んだ量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8" office:value-type="string">
            <text:p>2022-12-11_21-26-09_000.jpg</text:p>
          </table:table-cell>
          <table:table-cell table:style-name="ce27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51" table:formula="of:=IF([.E5]=&quot;&quot;;[.C5];CONCATENATE([.C5];&quot; / &quot;;[.E5]))" office:value-type="string" office:string-value=":m 食べた物 ">
            <text:p>:m 食べた物 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8" office:value-type="string">
            <text:p>2022-12-12_13-57-10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51" table:formula="of:=IF([.E6]=&quot;&quot;;[.C6];CONCATENATE([.C6];&quot; / &quot;;[.E6]))" office:value-type="string" office:string-value=":m 食べた物 ">
            <text:p>:m 食べた物 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7" office:value-type="string">
            <text:p>2022-12-12_09-39-36_000.jpg</text:p>
          </table:table-cell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9"/>
          <table:table-cell table:style-name="ce10"/>
          <table:table-cell table:style-name="ce10"/>
          <table:table-cell table:style-name="ce51" table:formula="of:=IF([.E7]=&quot;&quot;;[.C7];CONCATENATE([.C7];&quot; / &quot;;[.E7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8" office:value-type="string">
            <text:p>2022-12-11_23-58-01_000.jpg</text:p>
          </table:table-cell>
          <table:table-cell table:style-name="ce27" office:value-type="string">
            <text:p>:m #*# RES / free / res-id=TMZ2 / theme=~ / genre=chemistry:physical-chemistry,content=水素の気体：他の気体分子：速度比 / session-number=~ / doc=~,other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8]=&quot;&quot;;[.C8];CONCATENATE([.C8];&quot; / &quot;;[.E8]))" office:value-type="string" office:string-value=":m #*# RES / free / res-id=TMZ2 / theme=~ / genre=chemistry:physical-chemistry,content=水素の気体：他の気体分子：速度比 / session-number=~ / doc=~,other=~">
            <text:p>:m #*# RES / free / res-id=TMZ2 / theme=~ / genre=chemistry:physical-chemistry,content=水素の気体：他の気体分子：速度比 / session-number=~ / doc=~,other=~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8" office:value-type="string">
            <text:p>2022-12-12_09-25-45_000.jpg</text:p>
          </table:table-cell>
          <table:table-cell table:style-name="ce28" office:value-type="string">
            <text:p>:m illustration,イラスト / illus. object=人：牢屋の中 / genre=~,source=~,location=~,angle=牢屋の外：立った姿勢で、目の高さ,other=強訴した人：獄門される、前夜,memo~,found~,id=~,occasion=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9]=&quot;&quot;;[.C9];CONCATENATE([.C9];&quot; / &quot;;[.E9]))" office:value-type="string" office:string-value=":m illustration,イラスト / illus. object=人：牢屋の中 / genre=~,source=~,location=~,angle=牢屋の外：立った姿勢で、目の高さ,other=強訴した人：獄門される、前夜,memo~,found~,id=~,occasion=~">
            <text:p>:m illustration,イラスト / illus. object=人：牢屋の中 / genre=~,source=~,location=~,angle=牢屋の外：立った姿勢で、目の高さ,other=強訴した人：獄門される、前夜,memo~,found~,id=~,occasion=~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3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8" office:value-type="string">
            <text:p>2022-12-12_17-12-51_000.jpg</text:p>
          </table:table-cell>
          <table:table-cell table:style-name="ce27" office:value-type="string">
            <text:p>:m RES 1*1 / free# JVEMV6 83#_58:1 / 83. chemistry / topics=グリーン化学：水素経済,w=,s=~,i=~,other=memo+:水、電気分解：サイクル,next=~,doc=r-2-1~1.2:f-8.6#L.~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0]=&quot;&quot;;[.C10];CONCATENATE([.C10];&quot; / &quot;;[.E10]))" office:value-type="string" office:string-value=":m RES 1*1 / free# JVEMV6 83#_58:1 / 83. chemistry / topics=グリーン化学：水素経済,w=,s=~,i=~,other=memo+:水、電気分解：サイクル,next=~,doc=r-2-1~1.2:f-8.6#L.~2">
            <text:p>:m RES 1*1 / free# JVEMV6 83#_58:1 / 83. chemistry / topics=グリーン化学：水素経済,w=,s=~,i=~,other=memo+:水、電気分解：サイクル,next=~,doc=r-2-1~1.2:f-8.6#L.~2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3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7" office:value-type="string">
            <text:p>2022-12-12_19-02-44_000.jpg</text:p>
          </table:table-cell>
          <table:table-cell table:style-name="ce27" office:value-type="string">
            <text:p>:m :篠笛,shinobue 1-4*5 / session-memo:session-1 / 1#1 / p.1-&lt;1&gt;:genre=melody:main~sabi,session=hour-19,musescore=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11]=&quot;&quot;;[.C11];CONCATENATE([.C11];&quot; / &quot;;[.E11]))" office:value-type="string" office:string-value=":m :篠笛,shinobue 1-4*5 / session-memo:session-1 / 1#1 / p.1-&lt;1&gt;:genre=melody:main~sabi,session=hour-19,musescore=~">
            <text:p>:m :篠笛,shinobue 1-4*5 / session-memo:session-1 / 1#1 / p.1-&lt;1&gt;:genre=melody:main~sabi,session=hour-19,musescore=~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53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2]=&quot;&quot;;[.C12];CONCATENATE([.C12];&quot; / &quot;;[.E12]))" office:value-type="float" office:value="0">
            <text:p>0</text:p>
          </table:table-cell>
          <table:table-cell table:style-name="ce10" table:formula="of:=RIGHT([.B12];[.K12])" office:value-type="float" office:value="0">
            <text:p>#VALUE!</text:p>
          </table:table-cell>
          <table:table-cell table:style-name="ce53" table:formula="of:=FIND(&quot;.&quot;;[.B12];1)" office:value-type="float" office:value="0">
            <text:p>#VALUE!</text:p>
          </table:table-cell>
          <table:table-cell table:formula="of:=LEN([.B12])" office:value-type="float" office:value="0">
            <text:p>0</text:p>
          </table:table-cell>
          <table:table-cell table:formula="of:=[.J12]-[.I1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53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14];[.K14])" office:value-type="float" office:value="0">
            <text:p>#VALUE!</text:p>
          </table:table-cell>
          <table:table-cell table:style-name="ce53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53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53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3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3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3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0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20];[.K20])" office:value-type="float" office:value="0">
            <text:p>#VALUE!</text:p>
          </table:table-cell>
          <table:table-cell table:style-name="ce53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3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3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3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24];[.K24])" office:value-type="float" office:value="0">
            <text:p>#VALUE!</text:p>
          </table:table-cell>
          <table:table-cell table:style-name="ce53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3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3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3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3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3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3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3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3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3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3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3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3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3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46"/>
          <table:table-cell table:style-name="ce10"/>
          <table:table-cell table:style-name="ce10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3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3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3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3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3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3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3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3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3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3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0"/>
          <table:table-cell table:style-name="ce14"/>
          <table:table-cell table:style-name="ce10"/>
          <table:table-cell table:style-name="ce10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3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3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3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2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8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36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8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8"/>
          <table:table-cell table:style-name="ce10"/>
          <table:table-cell table:style-name="ce18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2">
            <text:p>2</text:p>
          </table:table-cell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3">
            <text:p>3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10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10"/>
          <table:table-cell table:style-name="ce27" office:value-type="string">
            <text:p>:m :PHOTO 寝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6">
            <text:p>6</text:p>
          </table:table-cell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10"/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 office:value-type="string">
            <text:p>:m 食べた物 / 盛り付け方、様子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0">
            <text:p>10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1">
            <text:p>11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2">
            <text:p>12</text:p>
          </table:table-cell>
          <table:table-cell table:style-name="ce10"/>
          <table:table-cell table:style-name="ce36" office:value-type="string">
            <text:p>:m XXX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 office:value-type="string">
            <text:p>:PHOTO 記録用 / location=自室 / 自然観察 / target=カビ：お神酒：表面に生えている,other=~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 office:value-type="string">
            <text:p>:m / daylog メモ / partial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8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-*</text:p>
          </table:table-cell>
          <table:table-cell table:style-name="ce42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3" office:value-type="string">
            <text:p>XXX</text:p>
          </table:table-cell>
          <table:table-cell table:style-name="ce43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10">
            <text:p>1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3"/>
          <table:table-cell table:style-name="ce25" office:value-type="string">
            <text:p>:m XXX</text:p>
          </table:table-cell>
          <table:table-cell table:style-name="ce41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0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1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2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1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11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13">2022/12/13</text:date>, <text:time>11:17:3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12-13T11:17:30.11</dc:date>
    <dc:creator>iwabuchi ken</dc:creator>
    <meta:editing-duration>P51DT19H30M23S</meta:editing-duration>
    <meta:editing-cycles>16684</meta:editing-cycles>
    <meta:document-statistic meta:table-count="2" meta:cell-count="917" meta:object-count="0"/>
    <meta:user-defined meta:name="qrichtext">1</meta:user-defined>
  </office:meta>
</office:document-meta>
</file>